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47a6" officeooo:paragraph-rsid="001347a6"/>
    </style:style>
    <style:style style:name="P2" style:family="paragraph" style:parent-style-name="Standard">
      <style:text-properties officeooo:rsid="001347a6" officeooo:paragraph-rsid="00136c2d"/>
    </style:style>
    <style:style style:name="P3" style:family="paragraph" style:parent-style-name="Standard">
      <style:text-properties officeooo:rsid="00136c2d" officeooo:paragraph-rsid="00136c2d"/>
    </style:style>
    <style:style style:name="P4" style:family="paragraph" style:parent-style-name="Standard">
      <style:text-properties officeooo:rsid="0015513b" officeooo:paragraph-rsid="0015513b"/>
    </style:style>
    <style:style style:name="P5" style:family="paragraph" style:parent-style-name="Standard">
      <style:text-properties officeooo:rsid="0015a57c" officeooo:paragraph-rsid="0015a57c"/>
    </style:style>
    <style:style style:name="T1" style:family="text">
      <style:text-properties officeooo:rsid="00136c2d"/>
    </style:style>
    <style:style style:name="T2" style:family="text">
      <style:text-properties officeooo:rsid="001a74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a note of the pdfs received – <text:span text:style-name="T2">each pdf will be saved on the system and have a little green tick or red x if not sent (as soon as the form is complete it will be sent)</text:span></text:p>
      <text:p text:style-name="P1">ask dad if I should include caution notes</text:p>
      <text:p text:style-name="P1">ask about rights of appeal – <text:span text:style-name="T2">players have the right to appeal in person</text:span></text:p>
      <text:p text:style-name="P1">look into data protection</text:p>
      <text:p text:style-name="P1">obligatipons to retain pdfs </text:p>
      <text:p text:style-name="P2"><text:span text:style-name="T1">look at off the shelf products and make notes of what they offer and then compare them to what you offer – make reasons of why you havent included them</text:span> </text:p>
      <text:p text:style-name="P3">look at wikipedia</text:p>
      <text:p text:style-name="P1"/>
      <text:p text:style-name="P4">add search to complete forms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04:49.423344897</meta:creation-date>
    <meta:editing-duration>PT25M36S</meta:editing-duration>
    <meta:editing-cycles>3</meta:editing-cycles>
    <meta:generator>LibreOffice/6.0.1.1$Linux_X86_64 LibreOffice_project/00m0$Build-1</meta:generator>
    <dc:date>2018-02-27T11:30:25.223360800</dc:date>
    <meta:document-statistic meta:table-count="0" meta:image-count="0" meta:object-count="0" meta:page-count="1" meta:paragraph-count="8" meta:word-count="104" meta:character-count="533" meta:non-whitespace-character-count="432"/>
  </office:meta>
</office:document-meta>
</file>